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font-size="20pt" officeooo:rsid="00055d9b" officeooo:paragraph-rsid="00055d9b" style:font-size-asian="20pt" style:font-size-complex="20pt"/>
    </style:style>
    <style:style style:name="P2" style:family="paragraph" style:parent-style-name="Standard">
      <style:text-properties fo:font-size="20pt" officeooo:rsid="0003902e" officeooo:paragraph-rsid="0003902e" style:font-size-asian="20pt" style:font-size-complex="20pt"/>
    </style:style>
    <style:style style:name="T1" style:family="text">
      <style:text-properties officeooo:rsid="00055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new empty folder</text:p>
      <text:p text:style-name="P1">2. open that folder in vs code</text:p>
      <text:p text:style-name="P1">3. open new terminal</text:p>
      <text:p text:style-name="P1">4. run these commands </text:p>
      <text:p text:style-name="P2"><text:span text:style-name="T1">a. </text:span>Tsc –init</text:p>
      <text:p text:style-name="P2"><text:span text:style-name="T1">b. </text:span>npm init -y </text:p>
      <text:p text:style-name="P2"><text:span text:style-name="T1">c. </text:span>npm I @types/node -D</text:p>
      <text:p text:style-name="P2"/>
      <text:p text:style-name="P1">ECMAScript conversion:</text:p>
      <text:p text:style-name="P1">Package.json =&gt;</text:p>
      <text:p text:style-name="P1"><text:s/>"main": "index.js",</text:p>
      <text:p text:style-name="P1">add this line after main line </text:p>
      <text:p text:style-name="P1"><text:s text:c="2"/>"type": "module",</text:p>
      <text:p text:style-name="P1"/>
      <text:p text:style-name="P1">tsconfig.json =&gt;</text:p>
      <text:p text:style-name="P1">“target”: “ES2020”</text:p>
      <text:p text:style-name="P1">“module”: “NodeNext”</text:p>
      <text:p text:style-name="P1">“moduleResolution”: “NodeNext”</text:p>
      <text:p text:style-name="P2"/>
      <text:p text:style-name="P1">now installing inquirer </text:p>
      <text:p text:style-name="P1">npm I inquirer</text:p>
      <text:p text:style-name="P1">npm install --save inquirer</text:p>
      <text:p text:style-name="P1">npm I @types/inquirer -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06:50.529212702</meta:creation-date>
    <meta:editing-duration>PT20M6S</meta:editing-duration>
    <meta:editing-cycles>2</meta:editing-cycles>
    <meta:generator>LibreOffice/7.3.7.2$Linux_X86_64 LibreOffice_project/30$Build-2</meta:generator>
    <dc:date>2023-08-12T12:37:05.111918683</dc:date>
    <meta:document-statistic meta:table-count="0" meta:image-count="0" meta:object-count="0" meta:page-count="1" meta:paragraph-count="20" meta:word-count="69" meta:character-count="427" meta:non-whitespace-character-count="372"/>
  </office:meta>
</office:document-meta>
</file>